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7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_charge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, o.insuranc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7:04:56</dc:date>
    <meta:editing-duration>PT17H39S</meta:editing-duration>
    <meta:editing-cycles>343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8" meta:word-count="171" meta:character-count="2219" meta:non-whitespace-character-count="1860"/>
  </office:meta>
</office:document-meta>
</file>